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244c" officeooo:paragraph-rsid="000d244c"/>
    </style:style>
    <style:style style:name="P2" style:family="paragraph" style:parent-style-name="Standard">
      <style:text-properties officeooo:rsid="000d4f3c" officeooo:paragraph-rsid="000d4f3c"/>
    </style:style>
    <style:style style:name="P3" style:family="paragraph" style:parent-style-name="Standard">
      <style:text-properties officeooo:rsid="000d7f74" officeooo:paragraph-rsid="000d7f74"/>
    </style:style>
    <style:style style:name="P4" style:family="paragraph" style:parent-style-name="Standard">
      <style:text-properties officeooo:rsid="000eca47" officeooo:paragraph-rsid="000eca47"/>
    </style:style>
    <style:style style:name="P5" style:family="paragraph" style:parent-style-name="Preformatted_20_Text">
      <style:text-properties fo:color="#808080" style:font-name="DejaVu Sans Mono" fo:font-size="11.3999996185303pt" fo:font-style="italic" officeooo:rsid="000d4f3c" officeooo:paragraph-rsid="000d4f3c"/>
    </style:style>
    <style:style style:name="P6" style:family="paragraph" style:parent-style-name="Preformatted_20_Text">
      <style:text-properties fo:color="#000000" style:font-name="DejaVu Sans Mono" fo:font-size="11.3999996185303pt" officeooo:rsid="000d4f3c" officeooo:paragraph-rsid="000d7f74"/>
    </style:style>
    <style:style style:name="P7" style:family="paragraph" style:parent-style-name="Preformatted_20_Text">
      <style:text-properties fo:color="#000000" style:font-name="DejaVu Sans Mono" fo:font-size="11.3999996185303pt" officeooo:rsid="000eca47" officeooo:paragraph-rsid="000eca47"/>
    </style:style>
    <style:style style:name="P8" style:family="paragraph" style:parent-style-name="Preformatted_20_Text">
      <style:text-properties fo:color="#000000" style:font-name="DejaVu Sans Mono" fo:font-size="11.3999996185303pt" officeooo:rsid="000d7f74" officeooo:paragraph-rsid="000d7f74"/>
    </style:style>
    <style:style style:name="T1" style:family="text">
      <style:text-properties fo:color="#660099"/>
    </style:style>
    <style:style style:name="T2" style:family="text">
      <style:text-properties fo:color="#0000ff"/>
    </style:style>
    <style:style style:name="T3" style:family="text">
      <style:text-properties fo:color="#000080" fo:font-weight="bold"/>
    </style:style>
    <style:style style:name="T4" style:family="text">
      <style:text-properties fo:color="#008080" fo:font-weight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DIAL SWELLING EXPS</text:p>
      <text:p text:style-name="P1"/>
      <text:p text:style-name="P1">1. anion_in</text:p>
      <text:p text:style-name="P1"/>
      <text:p text:style-name="P1">/usr/bin/python3.5 /home/kmd/Documents/multi-compartment_multi-anion/main.py</text:p>
      <text:p text:style-name="P1">[]</text:p>
      <text:p text:style-name="P1">main</text:p>
      <text:p text:style-name="P1">Compartment reference not osmo-neutral</text:p>
      <text:p text:style-name="P1">Compartment dendrite left not osmo-neutral</text:p>
      <text:p text:style-name="P1">Compartment dendrite right 1 not osmo-neutral</text:p>
      <text:p text:style-name="P1">Compartment dendrite right 2 not osmo-neutral</text:p>
      <text:p text:style-name="P1">Compartment dendrite right 3 not osmo-neutral</text:p>
      <text:p text:style-name="P1">Compartment dendrite right 4 not osmo-neutral</text:p>
      <text:p text:style-name="P1">Compartment dendrite right 5 not osmo-neutral</text:p>
      <text:p text:style-name="P1">Compartment dendrite right 6 not osmo-neutral</text:p>
      <text:p text:style-name="P1">Compartment dendrite right 7 not osmo-neutral</text:p>
      <text:p text:style-name="P1">Compartment dendrite right 8 not osmo-neutral</text:p>
      <text:p text:style-name="P1">running from 0.000000 s until 100.000000 s with time step of 0.001 seconds </text:p>
      <text:p text:style-name="P1">time taken: 43.658712</text:p>
      <text:p text:style-name="P1">dendrite left&lt;-reference</text:p>
      <text:p text:style-name="P1">reference&lt;-dendrite right 1</text:p>
      <text:p text:style-name="P1">dendrite right 1&lt;-dendrite right 2</text:p>
      <text:p text:style-name="P1">dendrite right 2&lt;-dendrite right 3</text:p>
      <text:p text:style-name="P1">dendrite right 3&lt;-dendrite right 4</text:p>
      <text:p text:style-name="P1">dendrite right 4&lt;-dendrite right 5</text:p>
      <text:p text:style-name="P1">dendrite right 5&lt;-dendrite right 6</text:p>
      <text:p text:style-name="P1">dendrite right 6&lt;-dendrite right 7</text:p>
      <text:p text:style-name="P1">dendrite right 7&lt;-dendrite right 8</text:p>
      <text:p text:style-name="P1">[49, 49, 49, 49, 49, 49, 49, 49, 49, 49]</text:p>
      <text:p text:style-name="P1">[49, 49, 49, 49, 49, 49, 49, 49, 49, 49]</text:p>
      <text:p text:style-name="P1">[49, 49, 49, 49, 49, 49, 49, 49, 49, 49]</text:p>
      <text:p text:style-name="P1">/usr/local/lib/python3.5/dist-packages/matplotlib/backend_bases.py:2437: MatplotlibDeprecationWarning: Using default event loop until function specific to this GUI is implemented</text:p>
      <text:p text:style-name="P1"><text:s text:c="2"/>warnings.warn(str, mplDeprecation)</text:p>
      <text:p text:style-name="P1">running from 100.000000 s until 120.000000 s with time step of 0.001 seconds </text:p>
      <text:p text:style-name="P1">time taken: 68.259688</text:p>
      <text:p text:style-name="P1">2017-08-20 16:08:48.185982</text:p>
      <text:p text:style-name="P1">Ion concentrations given diffusion between compartments</text:p>
      <text:p text:style-name="P1"><text:s text:c="10"/><text:tab/> <text:s text:c="4"/>reference <text:s text:c="5"/><text:tab/> <text:s text:c="2"/>dendrite left <text:s text:c="3"/><text:tab/> <text:s/>dendrite right 8 <text:s/><text:tab/></text:p>
      <text:p text:style-name="P1">cli <text:s text:c="6"/>0.005164021810496647<text:tab/>0.005164021810496647<text:tab/>0.005164021810496647<text:tab/></text:p>
      <text:p text:style-name="P1">ki <text:s text:c="7"/>0.123000038707617110<text:tab/>0.123000038707617110<text:tab/>0.123000038707617110<text:tab/></text:p>
      <text:p text:style-name="P1">nai <text:s text:c="6"/>0.013845506976042055<text:tab/>0.013845506976042055<text:tab/>0.013845506976042055<text:tab/></text:p>
      <text:p text:style-name="P1">xi <text:s text:c="7"/>0.154990432505853454<text:tab/>0.154990432505853454<text:tab/>0.154990432505853454<text:tab/></text:p>
      <text:p text:style-name="P1">pkcc2 <text:s text:c="4"/>0.000000200000000000<text:tab/>0.000000200000000000<text:tab/>0.000000200000000000<text:tab/></text:p>
      <text:p text:style-name="P1">gx <text:s text:c="7"/>0.000000000000000000<text:tab/>0.000000000000000000<text:tab/>0.000000000000000000<text:tab/></text:p>
      <text:p text:style-name="P1">w <text:s text:c="8"/>0.000000000000007810<text:tab/>0.000000000000007810<text:tab/>0.000000000000007810<text:tab/></text:p>
      <text:p text:style-name="P1">[49, 49, 49, 49, 49, 49, 49, 49, 49, 49]</text:p>
      <text:p text:style-name="P1">[49, 49, 49, 49, 49, 49, 49, 49, 49, 49]</text:p>
      <text:p text:style-name="P1"><text:soft-page-break/>[49, 49, 49, 49, 49, 49, 49, 49, 49, 49]</text:p>
      <text:p text:style-name="P1">running from 120.000000 s until 130.000000 s with time step of 1e-06 seconds </text:p>
      <text:p text:style-name="P1">time taken: 9017.63701</text:p>
      <text:p text:style-name="P1">2017-08-20 18:41:06.658888</text:p>
      <text:p text:style-name="P1">Ion concentrations during event from the dendritic compartment</text:p>
      <text:p text:style-name="P1"><text:s text:c="10"/><text:tab/> <text:s text:c="4"/>reference <text:s text:c="5"/><text:tab/> <text:s text:c="2"/>dendrite left <text:s text:c="3"/><text:tab/> <text:s/>dendrite right 8 <text:s/><text:tab/></text:p>
      <text:p text:style-name="P1">cli <text:s text:c="6"/>0.004982997186063809<text:tab/>0.005063346319172423<text:tab/>0.005092874492758424<text:tab/></text:p>
      <text:p text:style-name="P1">ki <text:s text:c="7"/>0.124972656594523029<text:tab/>0.123023865278330619<text:tab/>0.122982812621854856<text:tab/></text:p>
      <text:p text:style-name="P1">nai <text:s text:c="6"/>0.014022920938008172<text:tab/>0.013813699915908922<text:tab/>0.013857042187839513<text:tab/></text:p>
      <text:p text:style-name="P1">xi <text:s text:c="7"/>0.157719802000937798<text:tab/>0.155100284944840378<text:tab/>0.155068131871412079<text:tab/></text:p>
      <text:p text:style-name="P1">pkcc2 <text:s text:c="4"/>0.000000200000000000<text:tab/>0.000000200000000000<text:tab/>0.000000200000000000<text:tab/></text:p>
      <text:p text:style-name="P1">gx <text:s text:c="7"/>1.000000000000000000<text:tab/>0.000000000000000000<text:tab/>0.000000000000000000<text:tab/></text:p>
      <text:p text:style-name="P1">w <text:s text:c="8"/>0.000000000000012119<text:tab/>0.000000000000007804<text:tab/>0.000000000000007806<text:tab/></text:p>
      <text:p text:style-name="P1">[49, 62, 49, 49, 49, 49, 49, 49, 49, 49]</text:p>
      <text:p text:style-name="P1">[49, 62, 49, 49, 49, 49, 49, 49, 49, 49]</text:p>
      <text:p text:style-name="P1">[49, 62, 49, 49, 49, 49, 49, 49, 49, 49]</text:p>
      <text:p text:style-name="P1">running from 130.000000 s until 140.000000 s with time step of 1e-06 seconds </text:p>
      <text:p text:style-name="P1">time taken: 17921.343377</text:p>
      <text:p text:style-name="P1">2017-08-20 21:09:55.054990</text:p>
      <text:p text:style-name="P1">Ion concentrations immediately after event from the dendritic compartment</text:p>
      <text:p text:style-name="P1"><text:s text:c="10"/><text:tab/> <text:s text:c="4"/>reference <text:s text:c="5"/><text:tab/> <text:s text:c="2"/>dendrite left <text:s text:c="3"/><text:tab/> <text:s/>dendrite right 8 <text:s/><text:tab/></text:p>
      <text:p text:style-name="P1">cli <text:s text:c="6"/>0.004998343060189571<text:tab/>0.005078850675749736<text:tab/>0.005103990755854602<text:tab/></text:p>
      <text:p text:style-name="P1">ki <text:s text:c="7"/>0.124973024038625646<text:tab/>0.123021128829149243<text:tab/>0.122985539972078756<text:tab/></text:p>
      <text:p text:style-name="P1">nai <text:s text:c="6"/>0.014028516417602071<text:tab/>0.013817594299946945<text:tab/>0.013855151697575251<text:tab/></text:p>
      <text:p text:style-name="P1">xi <text:s text:c="7"/>0.157698854818837664<text:tab/>0.155083281391145050<text:tab/>0.155055929776393431<text:tab/></text:p>
      <text:p text:style-name="P1">pkcc2 <text:s text:c="4"/>0.000000200000000000<text:tab/>0.000000200000000000<text:tab/>0.000000200000000000<text:tab/></text:p>
      <text:p text:style-name="P1">gx <text:s text:c="7"/>1.000000000000000000<text:tab/>0.000000000000000000<text:tab/>0.000000000000000000<text:tab/></text:p>
      <text:p text:style-name="P1">w <text:s text:c="8"/>0.000000000000017575<text:tab/>0.000000000000007805<text:tab/>0.000000000000007806<text:tab/></text:p>
      <text:p text:style-name="P1">[49, 74, 49, 49, 49, 49, 49, 49, 49, 49]</text:p>
      <text:p text:style-name="P1">[49, 74, 49, 49, 49, 49, 49, 49, 49, 49]</text:p>
      <text:p text:style-name="P1">[49, 74, 49, 49, 49, 49, 49, 49, 49, 49]</text:p>
      <text:p text:style-name="P1">running from 140.000000 s until 150.000000 s with time step of 1e-06 seconds </text:p>
      <text:p text:style-name="P1">time taken: 26992.998285</text:p>
      <text:p text:style-name="P1">2017-08-20 23:41:35.003197</text:p>
      <text:p text:style-name="P1">Ion concentrations at almost steady state</text:p>
      <text:p text:style-name="P1"><text:s text:c="10"/><text:tab/> <text:s text:c="4"/>reference <text:s text:c="5"/><text:tab/> <text:s text:c="2"/>dendrite left <text:s text:c="3"/><text:tab/> <text:s/>dendrite right 8 <text:s/><text:tab/></text:p>
      <text:p text:style-name="P1">cli <text:s text:c="6"/>0.005163601613856543<text:tab/>0.005164018420374076<text:tab/>0.005164022184900629<text:tab/></text:p>
      <text:p text:style-name="P1">ki <text:s text:c="7"/>0.123010153659900173<text:tab/>0.123000210033939017<text:tab/>0.123000050836945929<text:tab/></text:p>
      <text:p text:style-name="P1">nai <text:s text:c="6"/>0.013846420819950038<text:tab/>0.013845335494877906<text:tab/>0.013845494998141011<text:tab/></text:p>
      <text:p text:style-name="P1">xi <text:s text:c="7"/>0.154979824600824795<text:tab/>0.154990436317152369<text:tab/>0.154990432231236180<text:tab/></text:p>
      <text:p text:style-name="P1">pkcc2 <text:s text:c="4"/>0.000000200000000000<text:tab/>0.000000200000000000<text:tab/>0.000000200000000000<text:tab/></text:p>
      <text:p text:style-name="P1">gx <text:s text:c="7"/>0.000000000000000000<text:tab/>0.000000000000000000<text:tab/>0.000000000000000000<text:tab/></text:p>
      <text:p text:style-name="P1">w <text:s text:c="8"/>0.000000000000017884<text:tab/>0.000000000000007810<text:tab/>0.000000000000007810<text:tab/></text:p>
      <text:p text:style-name="P1">[49, 75, 49, 49, 49, 49, 49, 49, 49, 49]</text:p>
      <text:p text:style-name="P1">[49, 75, 49, 49, 49, 49, 49, 49, 49, 49]</text:p>
      <text:p text:style-name="P1">/usr/local/lib/python3.5/dist-packages/matplotlib/pyplot.py:524: RuntimeWarning: More than 20 figures have been opened. Figures created through the pyplot interface (`matplotlib.pyplot.figure`) are retained until explicitly closed and may consume too much memory. (To control this warning, see the rcParam `figure.max_open_warning`).</text:p>
      <text:p text:style-name="P1"><text:soft-page-break/><text:s text:c="2"/>max_open_warning, RuntimeWarning)</text:p>
      <text:p text:style-name="P1">[49, 75, 49, 49, 49, 49, 49, 49, 49, 49]</text:p>
      <text:p text:style-name="P1">running from 150.000000 s until 170.000000 s with time step of 1e-06 seconds </text:p>
      <text:p text:style-name="P1">time taken: 44852.873569</text:p>
      <text:p text:style-name="P1">2017-08-21 04:40:07.518275</text:p>
      <text:p text:style-name="P1">Ion concentrations at steady state</text:p>
      <text:p text:style-name="P1"><text:s text:c="10"/><text:tab/> <text:s text:c="4"/>reference <text:s text:c="5"/><text:tab/> <text:s text:c="2"/>dendrite left <text:s text:c="3"/><text:tab/> <text:s/>dendrite right 8 <text:s/><text:tab/></text:p>
      <text:p text:style-name="P1">cli <text:s text:c="6"/>0.005163601797213938<text:tab/>0.005164018596069063<text:tab/>0.005164022350797289<text:tab/></text:p>
      <text:p text:style-name="P1">ki <text:s text:c="7"/>0.123010153372642622<text:tab/>0.123000209921989012<text:tab/>0.123000050735188729<text:tab/></text:p>
      <text:p text:style-name="P1">nai <text:s text:c="6"/>0.013846420808937616<text:tab/>0.013845335503019885<text:tab/>0.013845495002305407<text:tab/></text:p>
      <text:p text:style-name="P1">xi <text:s text:c="7"/>0.154979824033993185<text:tab/>0.154990435988098640<text:tab/>0.154990431921029070<text:tab/></text:p>
      <text:p text:style-name="P1">pkcc2 <text:s text:c="4"/>0.000000200000000000<text:tab/>0.000000200000000000<text:tab/>0.000000200000000000<text:tab/></text:p>
      <text:p text:style-name="P1">gx <text:s text:c="7"/>0.000000000000000000<text:tab/>0.000000000000000000<text:tab/>0.000000000000000000<text:tab/></text:p>
      <text:p text:style-name="P1">w <text:s text:c="8"/>0.000000000000017884<text:tab/>0.000000000000007810<text:tab/>0.000000000000007810<text:tab/></text:p>
      <text:p text:style-name="P1">[49, 75, 49, 49, 49, 49, 49, 49, 49, 49]</text:p>
      <text:p text:style-name="P1">[49, 75, 49, 49, 49, 49, 49, 49, 49, 49]</text:p>
      <text:p text:style-name="P1">[49, 75, 49, 49, 49, 49, 49, 49, 49, 49]</text:p>
      <text:p text:style-name="P1">running from 170.000000 s until 190.000000 s with time step of 1e-06 seconds </text:p>
      <text:p text:style-name="P1"/>
      <text:p text:style-name="P2">2. KCC2</text:p>
      <text:p text:style-name="P2"/>
      <text:p text:style-name="P5">#[sim, gui] = main(new_gx=0, jkccup=1e-13, anion_flux=False, default_xz=-1, nrcomps=7, dz=0, textra=10, say='graphs/rad_kcc_')</text:p>
      <text:p text:style-name="P2"/>
      <text:p text:style-name="P2"/>
      <text:p text:style-name="P2">/usr/bin/python3.5 /home/kmd/Documents/multi-compartment_multi-anion/main.py</text:p>
      <text:p text:style-name="P2">[]</text:p>
      <text:p text:style-name="P2">main</text:p>
      <text:p text:style-name="P2">Compartment reference not osmo-neutral</text:p>
      <text:p text:style-name="P2">Compartment dendrite left not osmo-neutral</text:p>
      <text:p text:style-name="P2">Compartment dendrite right 1 not osmo-neutral</text:p>
      <text:p text:style-name="P2">Compartment dendrite right 2 not osmo-neutral</text:p>
      <text:p text:style-name="P2">Compartment dendrite right 3 not osmo-neutral</text:p>
      <text:p text:style-name="P2">Compartment dendrite right 4 not osmo-neutral</text:p>
      <text:p text:style-name="P2">Compartment dendrite right 5 not osmo-neutral</text:p>
      <text:p text:style-name="P2">Compartment dendrite right 6 not osmo-neutral</text:p>
      <text:p text:style-name="P2">Compartment dendrite right 7 not osmo-neutral</text:p>
      <text:p text:style-name="P2">Compartment dendrite right 8 not osmo-neutral</text:p>
      <text:p text:style-name="P2">running from 0.000000 s until 100.000000 s with time step of 0.001 seconds </text:p>
      <text:p text:style-name="P2">time taken: 46.398474</text:p>
      <text:p text:style-name="P2">dendrite left&lt;-reference</text:p>
      <text:p text:style-name="P2">reference&lt;-dendrite right 1</text:p>
      <text:p text:style-name="P2">dendrite right 1&lt;-dendrite right 2</text:p>
      <text:p text:style-name="P2">dendrite right 2&lt;-dendrite right 3</text:p>
      <text:p text:style-name="P2">dendrite right 3&lt;-dendrite right 4</text:p>
      <text:p text:style-name="P2">dendrite right 4&lt;-dendrite right 5</text:p>
      <text:p text:style-name="P2">dendrite right 5&lt;-dendrite right 6</text:p>
      <text:p text:style-name="P2">dendrite right 6&lt;-dendrite right 7</text:p>
      <text:p text:style-name="P2">dendrite right 7&lt;-dendrite right 8</text:p>
      <text:p text:style-name="P2"><text:soft-page-break/>[49, 49, 49, 49, 49, 49, 49, 49, 49, 49]</text:p>
      <text:p text:style-name="P2">[49, 49, 49, 49, 49, 49, 49, 49, 49, 49]</text:p>
      <text:p text:style-name="P2">[49, 49, 49, 49, 49, 49, 49, 49, 49, 49]</text:p>
      <text:p text:style-name="P2">/usr/local/lib/python3.5/dist-packages/matplotlib/backend_bases.py:2437: MatplotlibDeprecationWarning: Using default event loop until function specific to this GUI is implemented</text:p>
      <text:p text:style-name="P2"><text:s text:c="2"/>warnings.warn(str, mplDeprecation)</text:p>
      <text:p text:style-name="P2">running from 100.000000 s until 120.000000 s with time step of 0.001 seconds </text:p>
      <text:p text:style-name="P2">time taken: 71.659123</text:p>
      <text:p text:style-name="P2">2017-08-23 07:46:21.227585</text:p>
      <text:p text:style-name="P2">Ion concentrations given diffusion between compartments</text:p>
      <text:p text:style-name="P2"><text:s text:c="10"/><text:tab/> <text:s text:c="4"/>reference <text:s text:c="5"/><text:tab/> <text:s text:c="2"/>dendrite left <text:s text:c="3"/><text:tab/> <text:s/>dendrite right 8 <text:s/><text:tab/></text:p>
      <text:p text:style-name="P2">cli <text:s text:c="6"/>0.005164021810496647<text:tab/>0.005164021810496647<text:tab/>0.005164021810496647<text:tab/></text:p>
      <text:p text:style-name="P2">ki <text:s text:c="7"/>0.123000038707617110<text:tab/>0.123000038707617110<text:tab/>0.123000038707617110<text:tab/></text:p>
      <text:p text:style-name="P2">nai <text:s text:c="6"/>0.013845506976042055<text:tab/>0.013845506976042055<text:tab/>0.013845506976042055<text:tab/></text:p>
      <text:p text:style-name="P2">xi <text:s text:c="7"/>0.154990432505853454<text:tab/>0.154990432505853454<text:tab/>0.154990432505853454<text:tab/></text:p>
      <text:p text:style-name="P2">pkcc2 <text:s text:c="4"/>0.000000200000000000<text:tab/>0.000000200000000000<text:tab/>0.000000200000000000<text:tab/></text:p>
      <text:p text:style-name="P2">gx <text:s text:c="7"/>0.000000000000000000<text:tab/>0.000000000000000000<text:tab/>0.000000000000000000<text:tab/></text:p>
      <text:p text:style-name="P2">w <text:s text:c="8"/>0.000000000000007810<text:tab/>0.000000000000007810<text:tab/>0.000000000000007810<text:tab/></text:p>
      <text:p text:style-name="P2">[49, 49, 49, 49, 49, 49, 49, 49, 49, 49]</text:p>
      <text:p text:style-name="P2">[49, 49, 49, 49, 49, 49, 49, 49, 49, 49]</text:p>
      <text:p text:style-name="P2">[49, 49, 49, 49, 49, 49, 49, 49, 49, 49]</text:p>
      <text:p text:style-name="P2">running from 120.000000 s until 130.000000 s with time step of 1e-06 seconds </text:p>
      <text:p text:style-name="P2">time taken: 9177.325995</text:p>
      <text:p text:style-name="P2">2017-08-23 10:21:08.691899</text:p>
      <text:p text:style-name="P2">Ion concentrations during event from the dendritic compartment</text:p>
      <text:p text:style-name="P2"><text:s text:c="10"/><text:tab/> <text:s text:c="4"/>reference <text:s text:c="5"/><text:tab/> <text:s text:c="2"/>dendrite left <text:s text:c="3"/><text:tab/> <text:s/>dendrite right 8 <text:s/><text:tab/></text:p>
      <text:p text:style-name="P2">cli <text:s text:c="6"/>0.004231079960334451<text:tab/>0.004270779303711594<text:tab/>0.004832700787634716<text:tab/></text:p>
      <text:p text:style-name="P2">ki <text:s text:c="7"/>0.122870441186357884<text:tab/>0.122879438413257727<text:tab/>0.122957130507448373<text:tab/></text:p>
      <text:p text:style-name="P2">nai <text:s text:c="6"/>0.013884722633978500<text:tab/>0.013879548846453297<text:tab/>0.013855827481888051<text:tab/></text:p>
      <text:p text:style-name="P2">xi <text:s text:c="7"/>0.155982577734498196<text:tab/>0.155940355523579016<text:tab/>0.155342505355611338<text:tab/></text:p>
      <text:p text:style-name="P2">pkcc2 <text:s text:c="4"/>0.000002199999999436<text:tab/>0.000000200000000000<text:tab/>0.000000200000000000<text:tab/></text:p>
      <text:p text:style-name="P2">gx <text:s text:c="7"/>0.000000000000000000<text:tab/>0.000000000000000000<text:tab/>0.000000000000000000<text:tab/></text:p>
      <text:p text:style-name="P2">w <text:s text:c="8"/>0.000000000000007760<text:tab/>0.000000000000007762<text:tab/>0.000000000000007792<text:tab/></text:p>
      <text:p text:style-name="P2">[49, 49, 49, 49, 49, 49, 49, 49, 49, 49]</text:p>
      <text:p text:style-name="P2">[49, 49, 49, 49, 49, 49, 49, 49, 49, 49]</text:p>
      <text:p text:style-name="P2">[49, 49, 49, 49, 49, 49, 49, 49, 49, 49]</text:p>
      <text:p text:style-name="P2">running from 130.000000 s until 140.000000 s with time step of 1e-06 seconds </text:p>
      <text:p text:style-name="P2">time taken: 18230.318861</text:p>
      <text:p text:style-name="P2">2017-08-23 12:52:25.997441</text:p>
      <text:p text:style-name="P2">Ion concentrations immediately after event from the dendritic compartment</text:p>
      <text:p text:style-name="P2"><text:s text:c="10"/><text:tab/> <text:s text:c="4"/>reference <text:s text:c="5"/><text:tab/> <text:s text:c="2"/>dendrite left <text:s text:c="3"/><text:tab/> <text:s/>dendrite right 8 <text:s/><text:tab/></text:p>
      <text:p text:style-name="P2">cli <text:s text:c="6"/>0.003928643828577183<text:tab/>0.003981848644574537<text:tab/>0.004721326979823308<text:tab/></text:p>
      <text:p text:style-name="P2">ki <text:s text:c="7"/>0.122840956134785934<text:tab/>0.122852525134390170<text:tab/>0.122947713823476745<text:tab/></text:p>
      <text:p text:style-name="P2">nai <text:s text:c="6"/>0.013898065020704361<text:tab/>0.013891081354158969<text:tab/>0.013859434653651000<text:tab/></text:p>
      <text:p text:style-name="P2">xi <text:s text:c="7"/>0.156319712818332179<text:tab/>0.156262492734085379<text:tab/>0.155466924048963978<text:tab/></text:p>
      <text:p text:style-name="P2">pkcc2 <text:s text:c="4"/>0.000004199999998221<text:tab/>0.000000200000000000<text:tab/>0.000000200000000000<text:tab/></text:p>
      <text:p text:style-name="P2">gx <text:s text:c="7"/>0.000000000000000000<text:tab/>0.000000000000000000<text:tab/>0.000000000000000000<text:tab/></text:p>
      <text:p text:style-name="P2">w <text:s text:c="8"/>0.000000000000007743<text:tab/>0.000000000000007746<text:tab/>0.000000000000007786<text:tab/></text:p>
      <text:p text:style-name="P2"><text:soft-page-break/>[49, 49, 49, 49, 49, 49, 49, 49, 49, 49]</text:p>
      <text:p text:style-name="P2">[49, 49, 49, 49, 49, 49, 49, 49, 49, 49]</text:p>
      <text:p text:style-name="P2">[49, 49, 49, 49, 49, 49, 49, 49, 49, 49]</text:p>
      <text:p text:style-name="P2">running from 140.000000 s until 150.000000 s with time step of 1e-06 seconds </text:p>
      <text:p text:style-name="P2">time taken: 27263.711725</text:p>
      <text:p text:style-name="P2">2017-08-23 15:23:29.417810</text:p>
      <text:p text:style-name="P2">Ion concentrations at almost steady state</text:p>
      <text:p text:style-name="P2"><text:s text:c="10"/><text:tab/> <text:s text:c="4"/>reference <text:s text:c="5"/><text:tab/> <text:s text:c="2"/>dendrite left <text:s text:c="3"/><text:tab/> <text:s/>dendrite right 8 <text:s/><text:tab/></text:p>
      <text:p text:style-name="P2">cli <text:s text:c="6"/>0.003925899895616045<text:tab/>0.003978775633991759<text:tab/>0.004716984370616653<text:tab/></text:p>
      <text:p text:style-name="P2">ki <text:s text:c="7"/>0.122846520207007689<text:tab/>0.122857802228385576<text:tab/>0.122949462287699554<text:tab/></text:p>
      <text:p text:style-name="P2">nai <text:s text:c="6"/>0.013898079468279858<text:tab/>0.013891088403416085<text:tab/>0.013859444652080000<text:tab/></text:p>
      <text:p text:style-name="P2">xi <text:s text:c="7"/>0.156329511051648357<text:tab/>0.156272331808616438<text:tab/>0.155474107891987651<text:tab/></text:p>
      <text:p text:style-name="P2">pkcc2 <text:s text:c="4"/>0.000004199999998221<text:tab/>0.000000200000000000<text:tab/>0.000000200000000000<text:tab/></text:p>
      <text:p text:style-name="P2">gx <text:s text:c="7"/>0.000000000000000000<text:tab/>0.000000000000000000<text:tab/>0.000000000000000000<text:tab/></text:p>
      <text:p text:style-name="P2">w <text:s text:c="8"/>0.000000000000007743<text:tab/>0.000000000000007746<text:tab/>0.000000000000007785<text:tab/></text:p>
      <text:p text:style-name="P2">[49, 49, 49, 49, 49, 49, 49, 49, 49, 49]</text:p>
      <text:p text:style-name="P2">/usr/local/lib/python3.5/dist-packages/matplotlib/pyplot.py:524: RuntimeWarning: More than 20 figures have been opened. Figures created through the pyplot interface (`matplotlib.pyplot.figure`) are retained until explicitly closed and may consume too much memory. (To control this warning, see the rcParam `figure.max_open_warning`).</text:p>
      <text:p text:style-name="P2"><text:s text:c="2"/>max_open_warning, RuntimeWarning)</text:p>
      <text:p text:style-name="P2">[49, 49, 49, 49, 49, 49, 49, 49, 49, 49]</text:p>
      <text:p text:style-name="P2">[49, 49, 49, 49, 49, 49, 49, 49, 49, 49]</text:p>
      <text:p text:style-name="P2">running from 150.000000 s until 170.000000 s with time step of 1e-06 seconds </text:p>
      <text:p text:style-name="P2"/>
      <text:p text:style-name="P8">3. diffusion limited</text:p>
      <text:p text:style-name="P6">[sim, gui] = main(<text:span text:style-name="T1">cli_D</text:span>=<text:span text:style-name="T2">0.203</text:span>,<text:span text:style-name="T1">new_gx</text:span>=<text:span text:style-name="T2">0</text:span>, <text:span text:style-name="T1">jkccup</text:span>=<text:span text:style-name="T2">1e-13</text:span>, <text:span text:style-name="T1">anion_flux</text:span>=<text:span text:style-name="T3">False</text:span>, <text:span text:style-name="T1">default_xz</text:span>=-<text:span text:style-name="T2">1</text:span>, <text:span text:style-name="T1">nrcomps</text:span>=<text:span text:style-name="T2">7</text:span>, <text:span text:style-name="T1">dz</text:span>=<text:span text:style-name="T2">0</text:span>, <text:span text:style-name="T1">textra</text:span>=<text:span text:style-name="T2">10</text:span>, <text:span text:style-name="T1">say</text:span>=<text:span text:style-name="T4">'graphs/rad_dcli_'</text:span>)</text:p>
      <text:p text:style-name="P3">/usr/bin/python3.5 /home/kmd/Documents/multi-compartment_multi-anion/main.py</text:p>
      <text:p text:style-name="P3">[]</text:p>
      <text:p text:style-name="P3">main</text:p>
      <text:p text:style-name="P3">Compartment reference not osmo-neutral</text:p>
      <text:p text:style-name="P3">Compartment dendrite left not osmo-neutral</text:p>
      <text:p text:style-name="P3">Compartment dendrite right 1 not osmo-neutral</text:p>
      <text:p text:style-name="P3">Compartment dendrite right 2 not osmo-neutral</text:p>
      <text:p text:style-name="P3">Compartment dendrite right 3 not osmo-neutral</text:p>
      <text:p text:style-name="P3">Compartment dendrite right 4 not osmo-neutral</text:p>
      <text:p text:style-name="P3">Compartment dendrite right 5 not osmo-neutral</text:p>
      <text:p text:style-name="P3">Compartment dendrite right 6 not osmo-neutral</text:p>
      <text:p text:style-name="P3">Compartment dendrite right 7 not osmo-neutral</text:p>
      <text:p text:style-name="P3">Compartment dendrite right 8 not osmo-neutral</text:p>
      <text:p text:style-name="P3">running from 0.000000 s until 100.000000 s with time step of 0.001 seconds </text:p>
      <text:p text:style-name="P3">time taken: 43.604173</text:p>
      <text:p text:style-name="P3">dendrite left&lt;-reference</text:p>
      <text:p text:style-name="P3">reference&lt;-dendrite right 1</text:p>
      <text:p text:style-name="P3">dendrite right 1&lt;-dendrite right 2</text:p>
      <text:p text:style-name="P3">dendrite right 2&lt;-dendrite right 3</text:p>
      <text:p text:style-name="P3">dendrite right 3&lt;-dendrite right 4</text:p>
      <text:p text:style-name="P3">dendrite right 4&lt;-dendrite right 5</text:p>
      <text:p text:style-name="P3"><text:soft-page-break/>dendrite right 5&lt;-dendrite right 6</text:p>
      <text:p text:style-name="P3">dendrite right 6&lt;-dendrite right 7</text:p>
      <text:p text:style-name="P3">dendrite right 7&lt;-dendrite right 8</text:p>
      <text:p text:style-name="P3">[49, 49, 49, 49, 49, 49, 49, 49, 49, 49]</text:p>
      <text:p text:style-name="P3">[49, 49, 49, 49, 49, 49, 49, 49, 49, 49]</text:p>
      <text:p text:style-name="P3">[49, 49, 49, 49, 49, 49, 49, 49, 49, 49]</text:p>
      <text:p text:style-name="P3">/usr/local/lib/python3.5/dist-packages/matplotlib/backend_bases.py:2437: MatplotlibDeprecationWarning: Using default event loop until function specific to this GUI is implemented</text:p>
      <text:p text:style-name="P3"><text:s text:c="2"/>warnings.warn(str, mplDeprecation)</text:p>
      <text:p text:style-name="P3">running from 100.000000 s until 120.000000 s with time step of 0.001 seconds </text:p>
      <text:p text:style-name="P3">time taken: 68.363263</text:p>
      <text:p text:style-name="P3">2017-08-23 15:38:39.401627</text:p>
      <text:p text:style-name="P3">Ion concentrations given diffusion between compartments</text:p>
      <text:p text:style-name="P3"><text:s text:c="10"/><text:tab/> <text:s text:c="4"/>reference <text:s text:c="5"/><text:tab/> <text:s text:c="2"/>dendrite left <text:s text:c="3"/><text:tab/> <text:s/>dendrite right 8 <text:s/><text:tab/></text:p>
      <text:p text:style-name="P3">cli <text:s text:c="6"/>0.005164021810496647<text:tab/>0.005164021810496647<text:tab/>0.005164021810496647<text:tab/></text:p>
      <text:p text:style-name="P3">ki <text:s text:c="7"/>0.123000038707617110<text:tab/>0.123000038707617110<text:tab/>0.123000038707617110<text:tab/></text:p>
      <text:p text:style-name="P3">nai <text:s text:c="6"/>0.013845506976042055<text:tab/>0.013845506976042055<text:tab/>0.013845506976042055<text:tab/></text:p>
      <text:p text:style-name="P3">xi <text:s text:c="7"/>0.154990432505853454<text:tab/>0.154990432505853454<text:tab/>0.154990432505853454<text:tab/></text:p>
      <text:p text:style-name="P3">pkcc2 <text:s text:c="4"/>0.000000200000000000<text:tab/>0.000000200000000000<text:tab/>0.000000200000000000<text:tab/></text:p>
      <text:p text:style-name="P3">gx <text:s text:c="7"/>0.000000000000000000<text:tab/>0.000000000000000000<text:tab/>0.000000000000000000<text:tab/></text:p>
      <text:p text:style-name="P3">w <text:s text:c="8"/>0.000000000000007810<text:tab/>0.000000000000007810<text:tab/>0.000000000000007810<text:tab/></text:p>
      <text:p text:style-name="P3">[49, 49, 49, 49, 49, 49, 49, 49, 49, 49]</text:p>
      <text:p text:style-name="P3">[49, 49, 49, 49, 49, 49, 49, 49, 49, 49]</text:p>
      <text:p text:style-name="P3">[49, 49, 49, 49, 49, 49, 49, 49, 49, 49]</text:p>
      <text:p text:style-name="P3">running from 120.000000 s until 130.000000 s with time step of 1e-06 seconds </text:p>
      <text:p text:style-name="P3">time taken: 8871.617519</text:p>
      <text:p text:style-name="P3">2017-08-23 18:08:29.957071</text:p>
      <text:p text:style-name="P3">Ion concentrations during event from the dendritic compartment</text:p>
      <text:p text:style-name="P3"><text:s text:c="10"/><text:tab/> <text:s text:c="4"/>reference <text:s text:c="5"/><text:tab/> <text:s text:c="2"/>dendrite left <text:s text:c="3"/><text:tab/> <text:s/>dendrite right 8 <text:s/><text:tab/></text:p>
      <text:p text:style-name="P3">cli <text:s text:c="6"/>0.003918709822527683<text:tab/>0.004298123679090791<text:tab/>0.005117945045650343<text:tab/></text:p>
      <text:p text:style-name="P3">ki <text:s text:c="7"/>0.122868011928551388<text:tab/>0.122902581832321237<text:tab/>0.122986380597875616<text:tab/></text:p>
      <text:p text:style-name="P3">nai <text:s text:c="6"/>0.013864286794420188<text:tab/>0.013864089599442783<text:tab/>0.013854676439212031<text:tab/></text:p>
      <text:p text:style-name="P3">xi <text:s text:c="7"/>0.156322998438439498<text:tab/>0.155916975700248928<text:tab/>0.155039745142786345<text:tab/></text:p>
      <text:p text:style-name="P3">pkcc2 <text:s text:c="4"/>0.000002199999999436<text:tab/>0.000000200000000000<text:tab/>0.000000200000000000<text:tab/></text:p>
      <text:p text:style-name="P3">gx <text:s text:c="7"/>0.000000000000000000<text:tab/>0.000000000000000000<text:tab/>0.000000000000000000<text:tab/></text:p>
      <text:p text:style-name="P3">w <text:s text:c="8"/>0.000000000000007743<text:tab/>0.000000000000007763<text:tab/>0.000000000000007807<text:tab/></text:p>
      <text:p text:style-name="P3">[49, 49, 49, 49, 49, 49, 49, 49, 49, 49]</text:p>
      <text:p text:style-name="P3">[49, 49, 49, 49, 49, 49, 49, 49, 49, 49]</text:p>
      <text:p text:style-name="P3">[49, 49, 49, 49, 49, 49, 49, 49, 49, 49]</text:p>
      <text:p text:style-name="P3">running from 130.000000 s until 140.000000 s with time step of 1e-06 seconds </text:p>
      <text:p text:style-name="P3">time taken: 17693.312546</text:p>
      <text:p text:style-name="P3">2017-08-23 20:35:56.351941</text:p>
      <text:p text:style-name="P3">Ion concentrations immediately after event from the dendritic compartment</text:p>
      <text:p text:style-name="P3"><text:s text:c="10"/><text:tab/> <text:s text:c="4"/>reference <text:s text:c="5"/><text:tab/> <text:s text:c="2"/>dendrite left <text:s text:c="3"/><text:tab/> <text:s/>dendrite right 8 <text:s/><text:tab/></text:p>
      <text:p text:style-name="P3">cli <text:s text:c="6"/>0.003694675916210135<text:tab/>0.004143781076579485<text:tab/>0.005107660599612125<text:tab/></text:p>
      <text:p text:style-name="P3">ki <text:s text:c="7"/>0.122853883166201105<text:tab/>0.122892134387676696<text:tab/>0.122984103638111353<text:tab/></text:p>
      <text:p text:style-name="P3">nai <text:s text:c="6"/>0.013868262810789105<text:tab/>0.013867693384890490<text:tab/>0.013856482521126199<text:tab/></text:p>
      <text:p text:style-name="P3">xi <text:s text:c="7"/>0.156574768812914406<text:tab/>0.156090631035762706<text:tab/>0.155051369623572410<text:tab/></text:p>
      <text:p text:style-name="P3"><text:soft-page-break/>pkcc2 <text:s text:c="4"/>0.000004199999998221<text:tab/>0.000000200000000000<text:tab/>0.000000200000000000<text:tab/></text:p>
      <text:p text:style-name="P3">gx <text:s text:c="7"/>0.000000000000000000<text:tab/>0.000000000000000000<text:tab/>0.000000000000000000<text:tab/></text:p>
      <text:p text:style-name="P3">w <text:s text:c="8"/>0.000000000000007731<text:tab/>0.000000000000007755<text:tab/>0.000000000000007807<text:tab/></text:p>
      <text:p text:style-name="P3">[49, 49, 49, 49, 49, 49, 49, 49, 49, 49]</text:p>
      <text:p text:style-name="P3">[49, 49, 49, 49, 49, 49, 49, 49, 49, 49]</text:p>
      <text:p text:style-name="P3">[49, 49, 49, 49, 49, 49, 49, 49, 49, 49]</text:p>
      <text:p text:style-name="P3">running from 140.000000 s until 150.000000 s with time step of 1e-06 seconds </text:p>
      <text:p text:style-name="P3">time taken: 26519.034738</text:p>
      <text:p text:style-name="P3">2017-08-23 23:03:30.798949</text:p>
      <text:p text:style-name="P3">Ion concentrations at almost steady state</text:p>
      <text:p text:style-name="P3"><text:s text:c="10"/><text:tab/> <text:s text:c="4"/>reference <text:s text:c="5"/><text:tab/> <text:s text:c="2"/>dendrite left <text:s text:c="3"/><text:tab/> <text:s/>dendrite right 8 <text:s/><text:tab/></text:p>
      <text:p text:style-name="P3">cli <text:s text:c="6"/>0.003693703792280301<text:tab/>0.004141631384528025<text:tab/>0.005107074928472941<text:tab/></text:p>
      <text:p text:style-name="P3">ki <text:s text:c="7"/>0.122857554956471868<text:tab/>0.122894619527855117<text:tab/>0.122984220660852558<text:tab/></text:p>
      <text:p text:style-name="P3">nai <text:s text:c="6"/>0.013868376766358798<text:tab/>0.013867678387192188<text:tab/>0.013856493542466189<text:tab/></text:p>
      <text:p text:style-name="P3">xi <text:s text:c="7"/>0.156580369564223304<text:tab/>0.156096069131167942<text:tab/>0.155052210666665663<text:tab/></text:p>
      <text:p text:style-name="P3">pkcc2 <text:s text:c="4"/>0.000004199999998221<text:tab/>0.000000200000000000<text:tab/>0.000000200000000000<text:tab/></text:p>
      <text:p text:style-name="P3">gx <text:s text:c="7"/>0.000000000000000000<text:tab/>0.000000000000000000<text:tab/>0.000000000000000000<text:tab/></text:p>
      <text:p text:style-name="P3">w <text:s text:c="8"/>0.000000000000007730<text:tab/>0.000000000000007754<text:tab/>0.000000000000007807<text:tab/></text:p>
      <text:p text:style-name="P3">[49, 49, 49, 49, 49, 49, 49, 49, 49, 49]</text:p>
      <text:p text:style-name="P3">[49, 49, 49, 49, 49, 49, 49, 49, 49, 49]</text:p>
      <text:p text:style-name="P3">/usr/local/lib/python3.5/dist-packages/matplotlib/pyplot.py:524: RuntimeWarning: More than 20 figures have been opened. Figures created through the pyplot interface (`matplotlib.pyplot.figure`) are retained until explicitly closed and may consume too much memory. (To control this warning, see the rcParam `figure.max_open_warning`).</text:p>
      <text:p text:style-name="P3"><text:s text:c="2"/>max_open_warning, RuntimeWarning)</text:p>
      <text:p text:style-name="P3">[49, 49, 49, 49, 49, 49, 49, 49, 49, 49]</text:p>
      <text:p text:style-name="P3">running from 150.000000 s until 160.000000 s with time step of 1e-06 seconds </text:p>
      <text:p text:style-name="P3">time taken: 35314.415647</text:p>
      <text:p text:style-name="P3">2017-08-24 01:30:39.089057</text:p>
      <text:p text:style-name="P3">Ion concentrations at steady state</text:p>
      <text:p text:style-name="P3"><text:s text:c="10"/><text:tab/> <text:s text:c="4"/>reference <text:s text:c="5"/><text:tab/> <text:s text:c="2"/>dendrite left <text:s text:c="3"/><text:tab/> <text:s/>dendrite right 8 <text:s/><text:tab/></text:p>
      <text:p text:style-name="P3">cli <text:s text:c="6"/>0.003693703792280301<text:tab/>0.004141631384528025<text:tab/>0.005107074928472941<text:tab/></text:p>
      <text:p text:style-name="P3">ki <text:s text:c="7"/>0.122857554956471868<text:tab/>0.122894619527855117<text:tab/>0.122984220660852558<text:tab/></text:p>
      <text:p text:style-name="P3">nai <text:s text:c="6"/>0.013868376766358798<text:tab/>0.013867678387192188<text:tab/>0.013856493542466189<text:tab/></text:p>
      <text:p text:style-name="P3">xi <text:s text:c="7"/>0.156580369564223304<text:tab/>0.156096069131167942<text:tab/>0.155052210666665663<text:tab/></text:p>
      <text:p text:style-name="P3">pkcc2 <text:s text:c="4"/>0.000004199999998221<text:tab/>0.000000200000000000<text:tab/>0.000000200000000000<text:tab/></text:p>
      <text:p text:style-name="P3">gx <text:s text:c="7"/>0.000000000000000000<text:tab/>0.000000000000000000<text:tab/>0.000000000000000000<text:tab/></text:p>
      <text:p text:style-name="P3">w <text:s text:c="8"/>0.000000000000007730<text:tab/>0.000000000000007754<text:tab/>0.000000000000007807<text:tab/></text:p>
      <text:p text:style-name="P3">[49, 49, 49, 49, 49, 49, 49, 49, 49, 49]</text:p>
      <text:p text:style-name="P3">[49, 49, 49, 49, 49, 49, 49, 49, 49, 49]</text:p>
      <text:p text:style-name="P3">[49, 49, 49, 49, 49, 49, 49, 49, 49, 49]</text:p>
      <text:p text:style-name="P3">running from 160.000000 s until 180.000000 s with time step of 1e-06 seconds </text:p>
      <text:p text:style-name="P3">time taken: 52988.840172</text:p>
      <text:p text:style-name="P3">2017-08-24 06:26:09.933163</text:p>
      <text:p text:style-name="P3">Ion concentrations at steady state</text:p>
      <text:p text:style-name="P3"><text:s text:c="10"/><text:tab/> <text:s text:c="4"/>reference <text:s text:c="5"/><text:tab/> <text:s text:c="2"/>dendrite left <text:s text:c="3"/><text:tab/> <text:s/>dendrite right 8 <text:s/><text:tab/></text:p>
      <text:p text:style-name="P3">cli <text:s text:c="6"/>0.003693703792280301<text:tab/>0.004141631384528025<text:tab/>0.005107074928472941<text:tab/></text:p>
      <text:p text:style-name="P3">ki <text:s text:c="7"/>0.122857554956471868<text:tab/>0.122894619527855117<text:tab/>0.122984220660852558<text:tab/></text:p>
      <text:p text:style-name="P3">nai <text:s text:c="6"/>0.013868376766358798<text:tab/>0.013867678387192188<text:tab/>0.013856493542466189<text:tab/></text:p>
      <text:p text:style-name="P3"><text:soft-page-break/>xi <text:s text:c="7"/>0.156580369564223304<text:tab/>0.156096069131167942<text:tab/>0.155052210666665663<text:tab/></text:p>
      <text:p text:style-name="P3">pkcc2 <text:s text:c="4"/>0.000004199999998221<text:tab/>0.000000200000000000<text:tab/>0.000000200000000000<text:tab/></text:p>
      <text:p text:style-name="P3">gx <text:s text:c="7"/>0.000000000000000000<text:tab/>0.000000000000000000<text:tab/>0.000000000000000000<text:tab/></text:p>
      <text:p text:style-name="P3">w <text:s text:c="8"/>0.000000000000007730<text:tab/>0.000000000000007754<text:tab/>0.000000000000007807<text:tab/></text:p>
      <text:p text:style-name="P3">[49, 49, 49, 49, 49, 49, 49, 49, 49, 49]</text:p>
      <text:p text:style-name="P3">[49, 49, 49, 49, 49, 49, 49, 49, 49, 49]</text:p>
      <text:p text:style-name="P3">[49, 49, 49, 49, 49, 49, 49, 49, 49, 49]</text:p>
      <text:p text:style-name="P3">running from 180.000000 s until 180.000001 s with time step of 1e-06 seconds </text:p>
      <text:p text:style-name="P3">time taken: 52996.325266</text:p>
      <text:p text:style-name="P3"/>
      <text:p text:style-name="P4">4. dz</text:p>
      <text:p text:style-name="P4"/>
      <text:p text:style-name="P7">[sim, gui] = main(<text:span text:style-name="T1">new_gx</text:span>=<text:span text:style-name="T2">0</text:span>, <text:span text:style-name="T1">jkccup</text:span>=<text:span text:style-name="T2">0e-25</text:span>, <text:span text:style-name="T1">anion_flux</text:span>=<text:span text:style-name="T3">False</text:span>, <text:span text:style-name="T1">default_xz</text:span>=-<text:span text:style-name="T2">1</text:span>, <text:span text:style-name="T1">nrcomps</text:span>=<text:span text:style-name="T2">7</text:span>, <text:span text:style-name="T1">dz</text:span>=<text:span text:style-name="T2">5e-7</text:span>, <text:span text:style-name="T1">textra</text:span>=<text:span text:style-name="T2">10</text:span>, <text:span text:style-name="T1">say</text:span>=<text:span text:style-name="T4">'graphs/rad_dz2_'</text:span>)</text:p>
      <text:p text:style-name="P4"/>
      <text:p text:style-name="P4"/>
      <text:p text:style-name="P4">sr/bin/python3.5 /home/kmd/Documents/multi-compartment_multi-anion/main.py</text:p>
      <text:p text:style-name="P4">[]</text:p>
      <text:p text:style-name="P4">main</text:p>
      <text:p text:style-name="P4">Compartment reference not osmo-neutral</text:p>
      <text:p text:style-name="P4">Compartment dendrite left not osmo-neutral</text:p>
      <text:p text:style-name="P4">Compartment dendrite right 1 not osmo-neutral</text:p>
      <text:p text:style-name="P4">Compartment dendrite right 2 not osmo-neutral</text:p>
      <text:p text:style-name="P4">Compartment dendrite right 3 not osmo-neutral</text:p>
      <text:p text:style-name="P4">Compartment dendrite right 4 not osmo-neutral</text:p>
      <text:p text:style-name="P4">Compartment dendrite right 5 not osmo-neutral</text:p>
      <text:p text:style-name="P4">Compartment dendrite right 6 not osmo-neutral</text:p>
      <text:p text:style-name="P4">Compartment dendrite right 7 not osmo-neutral</text:p>
      <text:p text:style-name="P4">Compartment dendrite right 8 not osmo-neutral</text:p>
      <text:p text:style-name="P4">running from 0.000000 s until 100.000000 s with time step of 0.001 seconds </text:p>
      <text:p text:style-name="P4">time taken: 43.906947</text:p>
      <text:p text:style-name="P4">dendrite left&lt;-reference</text:p>
      <text:p text:style-name="P4">reference&lt;-dendrite right 1</text:p>
      <text:p text:style-name="P4">dendrite right 1&lt;-dendrite right 2</text:p>
      <text:p text:style-name="P4">dendrite right 2&lt;-dendrite right 3</text:p>
      <text:p text:style-name="P4">dendrite right 3&lt;-dendrite right 4</text:p>
      <text:p text:style-name="P4">dendrite right 4&lt;-dendrite right 5</text:p>
      <text:p text:style-name="P4">dendrite right 5&lt;-dendrite right 6</text:p>
      <text:p text:style-name="P4">dendrite right 6&lt;-dendrite right 7</text:p>
      <text:p text:style-name="P4">dendrite right 7&lt;-dendrite right 8</text:p>
      <text:p text:style-name="P4">[49, 49, 49, 49, 49, 49, 49, 49, 49, 49]</text:p>
      <text:p text:style-name="P4">[49, 49, 49, 49, 49, 49, 49, 49, 49, 49]</text:p>
      <text:p text:style-name="P4">[49, 49, 49, 49, 49, 49, 49, 49, 49, 49]</text:p>
      <text:p text:style-name="P4">/usr/local/lib/python3.5/dist-packages/matplotlib/backend_bases.py:2437: MatplotlibDeprecationWarning: Using default event loop until function specific to this GUI is implemented</text:p>
      <text:p text:style-name="P4"><text:s text:c="2"/>warnings.warn(str, mplDeprecation)</text:p>
      <text:p text:style-name="P4">running from 100.000000 s until 120.000000 s with time step of 0.001 seconds </text:p>
      <text:p text:style-name="P4">time taken: 68.893756</text:p>
      <text:p text:style-name="P4"><text:soft-page-break/>2017-08-24 07:04:47.090758</text:p>
      <text:p text:style-name="P4">Ion concentrations given diffusion between compartments</text:p>
      <text:p text:style-name="P4"><text:s text:c="10"/><text:tab/> <text:s text:c="4"/>reference <text:s text:c="5"/><text:tab/> <text:s text:c="2"/>dendrite left <text:s text:c="3"/><text:tab/> <text:s/>dendrite right 8 <text:s/><text:tab/></text:p>
      <text:p text:style-name="P4">cli <text:s text:c="6"/>0.005164021810496647<text:tab/>0.005164021810496647<text:tab/>0.005164021810496647<text:tab/></text:p>
      <text:p text:style-name="P4">ki <text:s text:c="7"/>0.123000038707617110<text:tab/>0.123000038707617110<text:tab/>0.123000038707617110<text:tab/></text:p>
      <text:p text:style-name="P4">nai <text:s text:c="6"/>0.013845506976042055<text:tab/>0.013845506976042055<text:tab/>0.013845506976042055<text:tab/></text:p>
      <text:p text:style-name="P4">xi <text:s text:c="7"/>0.154990432505853454<text:tab/>0.154990432505853454<text:tab/>0.154990432505853454<text:tab/></text:p>
      <text:p text:style-name="P4">pkcc2 <text:s text:c="4"/>0.000000200000000000<text:tab/>0.000000200000000000<text:tab/>0.000000200000000000<text:tab/></text:p>
      <text:p text:style-name="P4">gx <text:s text:c="7"/>0.000000000000000000<text:tab/>0.000000000000000000<text:tab/>0.000000000000000000<text:tab/></text:p>
      <text:p text:style-name="P4">w <text:s text:c="8"/>0.000000000000007810<text:tab/>0.000000000000007810<text:tab/>0.000000000000007810<text:tab/></text:p>
      <text:p text:style-name="P4">[49, 49, 49, 49, 49, 49, 49, 49, 49, 49]</text:p>
      <text:p text:style-name="P4">[49, 49, 49, 49, 49, 49, 49, 49, 49, 49]</text:p>
      <text:p text:style-name="P4">[49, 49, 49, 49, 49, 49, 49, 49, 49, 49]</text:p>
      <text:p text:style-name="P4">running from 120.000000 s until 130.000000 s with time step of 1e-06 seconds </text:p>
      <text:p text:style-name="P4">time taken: 9066.892079</text:p>
      <text:p text:style-name="P4">2017-08-24 09:38:32.503871</text:p>
      <text:p text:style-name="P4">Ion concentrations during event from the dendritic compartment</text:p>
      <text:p text:style-name="P4"><text:s text:c="10"/><text:tab/> <text:s text:c="4"/>reference <text:s text:c="5"/><text:tab/> <text:s text:c="2"/>dendrite left <text:s text:c="3"/><text:tab/> <text:s/>dendrite right 8 <text:s/><text:tab/></text:p>
      <text:p text:style-name="P4">cli <text:s text:c="6"/>0.004794132176806336<text:tab/>0.005135431181091894<text:tab/>0.005144745683692371<text:tab/></text:p>
      <text:p text:style-name="P4">ki <text:s text:c="7"/>0.131984383148568168<text:tab/>0.123200412952434765<text:tab/>0.123007935270404684<text:tab/></text:p>
      <text:p text:style-name="P4">nai <text:s text:c="6"/>0.014572405627552118<text:tab/>0.013642624274056527<text:tab/>0.013836003399145470<text:tab/></text:p>
      <text:p text:style-name="P4">xi <text:s text:c="7"/>0.146209229507807736<text:tab/>0.155021370815134174<text:tab/>0.155011421612716777<text:tab/></text:p>
      <text:p text:style-name="P4">pkcc2 <text:s text:c="4"/>0.000000200000000000<text:tab/>0.000000200000000000<text:tab/>0.000000200000000000<text:tab/></text:p>
      <text:p text:style-name="P4">gx <text:s text:c="7"/>0.000000000000000000<text:tab/>0.000000000000000000<text:tab/>0.000000000000000000<text:tab/></text:p>
      <text:p text:style-name="P4">w <text:s text:c="8"/>0.000000000000008279<text:tab/>0.000000000000007808<text:tab/>0.000000000000007809<text:tab/></text:p>
      <text:p text:style-name="P4">[49, 51, 49, 49, 49, 49, 49, 49, 49, 49]</text:p>
      <text:p text:style-name="P4">[49, 51, 49, 49, 49, 49, 49, 49, 49, 49]</text:p>
      <text:p text:style-name="P4">[49, 51, 49, 49, 49, 49, 49, 49, 49, 49]</text:p>
      <text:p text:style-name="P4">running from 130.000000 s until 140.000000 s with time step of 1e-06 seconds </text:p>
      <text:p text:style-name="P4">time taken: 18026.149311</text:p>
      <text:p text:style-name="P4">2017-08-24 12:08:20.933901</text:p>
      <text:p text:style-name="P4">Ion concentrations immediately after event from the dendritic compartment</text:p>
      <text:p text:style-name="P4"><text:s text:c="10"/><text:tab/> <text:s text:c="4"/>reference <text:s text:c="5"/><text:tab/> <text:s text:c="2"/>dendrite left <text:s text:c="3"/><text:tab/> <text:s/>dendrite right 8 <text:s/><text:tab/></text:p>
      <text:p text:style-name="P4">cli <text:s text:c="6"/>0.004531761394777357<text:tab/>0.005133176100707342<text:tab/>0.005146314601464383<text:tab/></text:p>
      <text:p text:style-name="P4">ki <text:s text:c="7"/>0.139784771685479897<text:tab/>0.123380884891662726<text:tab/>0.123021267304910489<text:tab/></text:p>
      <text:p text:style-name="P4">nai <text:s text:c="6"/>0.015171142182651993<text:tab/>0.013461986405582825<text:tab/>0.013822806372872464<text:tab/></text:p>
      <text:p text:style-name="P4">xi <text:s text:c="7"/>0.138058628218485163<text:tab/>0.155023819781900440<text:tab/>0.155009709378826049<text:tab/></text:p>
      <text:p text:style-name="P4">pkcc2 <text:s text:c="4"/>0.000000200000000000<text:tab/>0.000000200000000000<text:tab/>0.000000200000000000<text:tab/></text:p>
      <text:p text:style-name="P4">gx <text:s text:c="7"/>0.000000000000000000<text:tab/>0.000000000000000000<text:tab/>0.000000000000000000<text:tab/></text:p>
      <text:p text:style-name="P4">w <text:s text:c="8"/>0.000000000000008768<text:tab/>0.000000000000007808<text:tab/>0.000000000000007809<text:tab/></text:p>
      <text:p text:style-name="P4">[49, 52, 49, 49, 49, 49, 49, 49, 49, 49]</text:p>
      <text:p text:style-name="P4">[49, 52, 49, 49, 49, 49, 49, 49, 49, 49]</text:p>
      <text:p text:style-name="P4">[49, 52, 49, 49, 49, 49, 49, 49, 49, 49]</text:p>
      <text:p text:style-name="P4">running from 140.000000 s until 150.000000 s with time step of 1e-06 seconds </text:p>
      <text:p text:style-name="P4">time taken: 27223.038206</text:p>
      <text:p text:style-name="P4">/usr/local/lib/python3.5/dist-packages/matplotlib/pyplot.py:524: RuntimeWarning: More than 20 figures have been opened. Figures created through the pyplot interface (`matplotlib.pyplot.figure`) are retained until explicitly closed and may consume too much memory. (To control this warning, see the rcParam `figure.max_open_warning`).</text:p>
      <text:p text:style-name="P4"><text:soft-page-break/>2017-08-24 14:42:08.852433</text:p>
      <text:p text:style-name="P4">Ion concentrations at almost steady state</text:p>
      <text:p text:style-name="P4"><text:s text:c="10"/><text:tab/> <text:s text:c="4"/>reference <text:s text:c="5"/><text:tab/> <text:s text:c="2"/>dendrite left <text:s text:c="3"/><text:tab/> <text:s/>dendrite right 8 <text:s/><text:tab/></text:p>
      <text:p text:style-name="P4">cli <text:s text:c="6"/>0.004561520138699786<text:tab/>0.005157008226349537<text:tab/>0.005165363701002526<text:tab/></text:p>
      <text:p text:style-name="P4">ki <text:s text:c="7"/>0.139523750816958753<text:tab/>0.123381732071304470<text:tab/>0.123027324631129420<text:tab/></text:p>
      <text:p text:style-name="P4">nai <text:s text:c="6"/>0.015146104831197330<text:tab/>0.013463240779971148<text:tab/>0.013818343489419278<text:tab/></text:p>
      <text:p text:style-name="P4">xi <text:s text:c="7"/>0.137768625261581568<text:tab/>0.154998018630136764<text:tab/>0.154988968199713528<text:tab/></text:p>
      <text:p text:style-name="P4">pkcc2 <text:s text:c="4"/>0.000000200000000000<text:tab/>0.000000200000000000<text:tab/>0.000000200000000000<text:tab/></text:p>
      <text:p text:style-name="P4">gx <text:s text:c="7"/>0.000000000000000000<text:tab/>0.000000000000000000<text:tab/>0.000000000000000000<text:tab/></text:p>
      <text:p text:style-name="P4"><text:s text:c="2"/>max_open_warning, RuntimeWarning)</text:p>
      <text:p text:style-name="P4">w <text:s text:c="8"/>0.000000000000008786<text:tab/>0.000000000000007809<text:tab/>0.000000000000007810<text:tab/></text:p>
      <text:p text:style-name="P4">[49, 52, 49, 49, 49, 49, 49, 49, 49, 49]</text:p>
      <text:p text:style-name="P4">[49, 52, 49, 49, 49, 49, 49, 49, 49, 49]</text:p>
      <text:p text:style-name="P4">[49, 52, 49, 49, 49, 49, 49, 49, 49, 49]</text:p>
      <text:p text:style-name="P4">running from 150.000000 s until 160.000000 s with time step of 1e-06 seconds </text:p>
      <text:p text:style-name="P4">time taken: 36236.435056</text:p>
      <text:p text:style-name="P4">2017-08-24 17:12:32.310205</text:p>
      <text:p text:style-name="P4">Ion concentrations at steady state</text:p>
      <text:p text:style-name="P4"><text:s text:c="10"/><text:tab/> <text:s text:c="4"/>reference <text:s text:c="5"/><text:tab/> <text:s text:c="2"/>dendrite left <text:s text:c="3"/><text:tab/> <text:s/>dendrite right 8 <text:s/><text:tab/></text:p>
      <text:p text:style-name="P4">cli <text:s text:c="6"/>0.004561520155045264<text:tab/>0.005157008244716011<text:tab/>0.005165363719751363<text:tab/></text:p>
      <text:p text:style-name="P4">ki <text:s text:c="7"/>0.139523750803761865<text:tab/>0.123381732060931421<text:tab/>0.123027324620535755<text:tab/></text:p>
      <text:p text:style-name="P4">nai <text:s text:c="6"/>0.015146104831836704<text:tab/>0.013463240780681927<text:tab/>0.013818343490190963<text:tab/></text:p>
      <text:p text:style-name="P4">xi <text:s text:c="7"/>0.137768625234521075<text:tab/>0.154998018597140741<text:tab/>0.154988968166079183<text:tab/></text:p>
      <text:p text:style-name="P4">pkcc2 <text:s text:c="4"/>0.000000200000000000<text:tab/>0.000000200000000000<text:tab/>0.000000200000000000<text:tab/></text:p>
      <text:p text:style-name="P4">gx <text:s text:c="7"/>0.000000000000000000<text:tab/>0.000000000000000000<text:tab/>0.000000000000000000<text:tab/></text:p>
      <text:p text:style-name="P4">w <text:s text:c="8"/>0.000000000000008786<text:tab/>0.000000000000007809<text:tab/>0.000000000000007810<text:tab/></text:p>
      <text:p text:style-name="P4">[49, 52, 49, 49, 49, 49, 49, 49, 49, 49]</text:p>
      <text:p text:style-name="P4">[49, 52, 49, 49, 49, 49, 49, 49, 49, 49]</text:p>
      <text:p text:style-name="P4">[49, 52, 49, 49, 49, 49, 49, 49, 49, 49]</text:p>
      <text:p text:style-name="P4">running from 160.000000 s until 180.000000 s with time step of 1e-06 seconds </text:p>
      <text:p text:style-name="P4">time taken: 54154.168998</text:p>
      <text:p text:style-name="P4">2017-08-24 22:11:26.667356</text:p>
      <text:p text:style-name="P4">Ion concentrations at steady state</text:p>
      <text:p text:style-name="P4"><text:s text:c="10"/><text:tab/> <text:s text:c="4"/>reference <text:s text:c="5"/><text:tab/> <text:s text:c="2"/>dendrite left <text:s text:c="3"/><text:tab/> <text:s/>dendrite right 8 <text:s/><text:tab/></text:p>
      <text:p text:style-name="P4">cli <text:s text:c="6"/>0.004561520155045264<text:tab/>0.005157008244716011<text:tab/>0.005165363719751363<text:tab/></text:p>
      <text:p text:style-name="P4">ki <text:s text:c="7"/>0.139523750803761865<text:tab/>0.123381732060931421<text:tab/>0.123027324620535755<text:tab/></text:p>
      <text:p text:style-name="P4">nai <text:s text:c="6"/>0.015146104831836704<text:tab/>0.013463240780681927<text:tab/>0.013818343490190963<text:tab/></text:p>
      <text:p text:style-name="P4">xi <text:s text:c="7"/>0.137768625234521075<text:tab/>0.154998018597140741<text:tab/>0.154988968166079183<text:tab/></text:p>
      <text:p text:style-name="P4">pkcc2 <text:s text:c="4"/>0.000000200000000000<text:tab/>0.000000200000000000<text:tab/>0.000000200000000000<text:tab/></text:p>
      <text:p text:style-name="P4">gx <text:s text:c="7"/>0.000000000000000000<text:tab/>0.000000000000000000<text:tab/>0.000000000000000000<text:tab/></text:p>
      <text:p text:style-name="P4">w <text:s text:c="8"/>0.000000000000008786<text:tab/>0.000000000000007809<text:tab/>0.000000000000007810<text:tab/></text:p>
      <text:p text:style-name="P4">[49, 52, 49, 49, 49, 49, 49, 49, 49, 49]</text:p>
      <text:p text:style-name="P4">[49, 52, 49, 49, 49, 49, 49, 49, 49, 49]</text:p>
      <text:p text:style-name="P4">[49, 52, 49, 49, 49, 49, 49, 49, 49, 49]</text:p>
      <text:p text:style-name="P4">running from 180.000000 s until 180.000001 s with time step of 1e-06 seconds </text:p>
      <text:p text:style-name="P4">time taken: 54161.96949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1T06:56:33.022937636</meta:creation-date>
    <dc:date>2017-08-28T18:11:22.289644265</dc:date>
    <meta:editing-duration>P4DT14H11M21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0" meta:paragraph-count="453" meta:word-count="2766" meta:character-count="25794" meta:non-whitespace-character-count="21630"/>
  </office:meta>
</office:document-meta>
</file>